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113.9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onation Box Bill of Materials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Source</text:p>
          </table:table-cell>
        </table:table-row>
        <table:table-row table:style-name="ro2">
          <table:table-cell table:style-name="ce3" office:value-type="string" calcext:value-type="string" table:number-columns-spanned="5" table:number-rows-spanned="1">
            <text:p>Case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2">
          <table:table-cell/>
          <table:table-cell office:value-type="string" calcext:value-type="string">
            <text:p>MDF</text:p>
          </table:table-cell>
          <table:table-cell office:value-type="string" calcext:value-type="string">
            <text:p>8mm</text:p>
          </table:table-cell>
          <table:table-cell table:style-name="Default"/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Plywood</text:p>
          </table:table-cell>
          <table:table-cell office:value-type="string" calcext:value-type="string">
            <text:p>4mm</text:p>
          </table:table-cell>
          <table:table-cell table:style-name="Default"/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Cheapwood</text:p>
          </table:table-cell>
          <table:table-cell office:value-type="string" calcext:value-type="string">
            <text:p>16mm</text:p>
          </table:table-cell>
          <table:table-cell table:style-name="Default"/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Power off Button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string" calcext:value-type="string">
            <text:p>Local electronics store</text:p>
          </table:table-cell>
        </table:table-row>
        <table:table-row table:style-name="ro2">
          <table:table-cell/>
          <table:table-cell office:value-type="string" calcext:value-type="string">
            <text:p>Hinge</text:p>
          </table:table-cell>
          <table:table-cell office:value-type="string" calcext:value-type="string">
            <text:p>2x</text:p>
          </table:table-cell>
          <table:table-cell table:style-name="Default"/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Screws</text:p>
          </table:table-cell>
          <table:table-cell/>
          <table:table-cell table:style-name="Default"/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Lock</text:p>
          </table:table-cell>
          <table:table-cell office:value-type="string" calcext:value-type="string">
            <text:p>D19XL22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Local Hardware store</text:p>
          </table:table-cell>
        </table:table-row>
        <table:table-row table:style-name="ro2">
          <table:table-cell table:style-name="ce4" office:value-type="string" calcext:value-type="string" table:number-columns-spanned="5" table:number-rows-spanned="1">
            <text:p>Electronics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2</text:p>
          </table:table-cell>
          <table:table-cell/>
          <table:table-cell office:value-type="currency" office:currency="EUR" office:value="37.5" calcext:value-type="currency">
            <text:p>37,50 €</text:p>
          </table:table-cell>
          <table:table-cell office:value-type="string" calcext:value-type="string">
            <text:p>http://www.reichelt.com/?ARTICLE=1527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in Acceptor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string" calcext:value-type="string">
            <text:p>http://www.ebay.com/itm/2507841208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tTiny</text:p>
          </table:table-cell>
          <table:table-cell office:value-type="currency" office:currency="EUR" office:value="1.2" calcext:value-type="currency">
            <text:p>1,20 €</text:p>
          </table:table-cell>
          <table:table-cell office:value-type="string" calcext:value-type="string">
            <text:p>http://www.reichelt.com/?ARTICLE=692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wer supply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string" calcext:value-type="string">
            <text:p>http://www.ebay.com/itm/1613703436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fi dongle</text:p>
          </table:table-cell>
          <table:table-cell/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http://www.aliexpress.com/item/Free-Shipping-Mini-150M-Networking-Cards-Wireless-Wifi-802-11-n-g-b-Computer-Accessories-High/1506557627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” Android Tablet</text:p>
          </table:table-cell>
          <table:table-cell office:value-type="string" calcext:value-type="string">
            <text:p>Bitmore 1022Q</text:p>
          </table:table-cell>
          <table:table-cell office:value-type="currency" office:currency="EUR" office:value="150.41" calcext:value-type="currency">
            <text:p>150,41 €</text:p>
          </table:table-cell>
          <table:table-cell office:value-type="string" calcext:value-type="string">
            <text:p>http://cosmodata.g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rmal printer</text:p>
          </table:table-cell>
          <table:table-cell/>
          <table:table-cell office:value-type="currency" office:currency="EUR" office:value="39" calcext:value-type="currency">
            <text:p>39,00 €</text:p>
          </table:table-cell>
          <table:table-cell office:value-type="string" calcext:value-type="string">
            <text:p>http://www.aliexpress.com/item/58mm-Embedded-Thermal-Receipt-Printer-Mini-Panel-Printer/32328915173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D card</text:p>
          </table:table-cell>
          <table:table-cell/>
          <table:table-cell office:value-type="currency" office:currency="EUR" office:value="3.11" calcext:value-type="currency">
            <text:p>3,11 €</text:p>
          </table:table-cell>
          <table:table-cell office:value-type="string" calcext:value-type="string">
            <text:p>http://www.cosmodata.gr/product/4799/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"/>
          <table:covered-table-cell/>
          <table:table-cell table:style-name="ce2" table:formula="of:=SUM([.D5:.D21])" office:value-type="float" office:value="280.72" calcext:value-type="float">
            <text:p>280,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7:00:56.754386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s Koukoulakis</meta:initial-creator>
    <meta:creation-date>2015-09-24T13:38:43.969669515</meta:creation-date>
    <meta:generator>LibreOffice/5.0.2.2$Linux_X86_64 LibreOffice_project/00m0$Build-2</meta:generator>
    <dc:date>2015-10-01T17:02:57.100903080</dc:date>
    <dc:creator>Dimitris Koukoulakis</dc:creator>
    <meta:editing-duration>PT5M30S</meta:editing-duration>
    <meta:editing-cycles>3</meta:editing-cycles>
    <meta:document-statistic meta:table-count="1" meta:cell-count="65" meta:object-count="0"/>
  </office:meta>
</office:document-meta>
</file>